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d119" officeooo:paragraph-rsid="000bd119"/>
    </style:style>
    <style:style style:name="P2" style:family="paragraph" style:parent-style-name="Standard">
      <style:text-properties officeooo:rsid="000ddca2" officeooo:paragraph-rsid="000ddca2"/>
    </style:style>
    <style:style style:name="P3" style:family="paragraph" style:parent-style-name="Standard">
      <style:text-properties officeooo:rsid="0012cd5e" officeooo:paragraph-rsid="0012cd5e"/>
    </style:style>
    <style:style style:name="P4" style:family="paragraph" style:parent-style-name="Standard">
      <style:text-properties style:text-underline-style="none" officeooo:rsid="0013164d" officeooo:paragraph-rsid="0013164d"/>
    </style:style>
    <style:style style:name="P5" style:family="paragraph" style:parent-style-name="Standard">
      <style:text-properties officeooo:paragraph-rsid="0014c0eb"/>
    </style:style>
    <style:style style:name="P6" style:family="paragraph" style:parent-style-name="Standard">
      <style:text-properties officeooo:rsid="001508a5" officeooo:paragraph-rsid="001508a5"/>
    </style:style>
    <style:style style:name="P7" style:family="paragraph" style:parent-style-name="Standard" style:list-style-name="L1">
      <style:text-properties officeooo:paragraph-rsid="000bd119"/>
    </style:style>
    <style:style style:name="P8" style:family="paragraph" style:parent-style-name="Standard">
      <style:text-properties officeooo:rsid="000bd119" officeooo:paragraph-rsid="0014c0eb"/>
    </style:style>
    <style:style style:name="P9" style:family="paragraph" style:parent-style-name="Standard">
      <style:text-properties officeooo:rsid="000bd119" officeooo:paragraph-rsid="000bd119"/>
    </style:style>
    <style:style style:name="P10" style:family="paragraph" style:parent-style-name="Standard">
      <style:text-properties officeooo:rsid="00162429" officeooo:paragraph-rsid="00162429"/>
    </style:style>
    <style:style style:name="P11" style:family="paragraph" style:parent-style-name="Standard">
      <style:text-properties officeooo:rsid="00168a3c" officeooo:paragraph-rsid="00168a3c"/>
    </style:style>
    <style:style style:name="P12" style:family="paragraph" style:parent-style-name="Standard">
      <style:text-properties officeooo:rsid="0018428c" officeooo:paragraph-rsid="0018428c"/>
    </style:style>
    <style:style style:name="T1" style:family="text">
      <style:text-properties officeooo:rsid="000c345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bd119"/>
    </style:style>
    <style:style style:name="T4" style:family="text">
      <style:text-properties style:text-underline-style="none" officeooo:rsid="000f4241"/>
    </style:style>
    <style:style style:name="T5" style:family="text">
      <style:text-properties style:text-underline-style="none" officeooo:rsid="00109310"/>
    </style:style>
    <style:style style:name="T6" style:family="text">
      <style:text-properties style:text-underline-style="none" officeooo:rsid="0014c0eb"/>
    </style:style>
    <style:style style:name="T7" style:family="text">
      <style:text-properties officeooo:rsid="0014c0eb"/>
    </style:style>
    <style:style style:name="T8" style:family="text">
      <style:text-properties officeooo:rsid="00168a3c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bre: Jaime Abad <text:span text:style-name="T1">Fandiño</text:span></text:p>
      <text:list xml:id="list568785804451964219" text:style-name="L1">
        <text:list-header>
          <text:p text:style-name="P7"/>
        </text:list-header>
      </text:list>
      <text:p text:style-name="P8">- CÓDIGO:</text:p>
      <text:p text:style-name="P5"><text:span text:style-name="T7">Cambiar el char de next a nextLine ( optimizacion )</text:span><text:span text:style-name="T3">.</text:span></text:p>
      <text:p text:style-name="P2"><text:span text:style-name="T3">A</text:span><text:span text:style-name="T2">l optimizar el codigo, borre los mensajes de los leerNumero con mensaje, </text:span><text:span text:style-name="T4">por lo que se me han quedado dos funciones iguales: SOLUCIONADO -</text:span><text:span text:style-name="T5">0,5</text:span></text:p>
      <text:p text:style-name="P3"><text:span text:style-name="T6">O</text:span><text:span text:style-name="T2">ptimizacion: limpiar buffer en finally en lugar de en el catch (no es un fallo porque controlo en el leerCadena que no sea una cadena vacia).</text:span></text:p>
      <text:p text:style-name="P4">Optimizacion: quitar el try del limite y rango porque ya lo controlan los leerNumero</text:p>
      <text:p text:style-name="P6">Optimizacion: quitar el booleano de la funcion booleana que recibe 3 parametros string y retornar directamente la condicion del if</text:p>
      <text:p text:style-name="P1"/>
      <text:p text:style-name="P1">- <text:span text:style-name="T1">PLANTEAMIENTO</text:span></text:p>
      <text:p text:style-name="P1"/>
      <text:p text:style-name="P1"/>
      <text:p text:style-name="P1">- <text:span text:style-name="T1">TABLA CAJA NEGRA:</text:span></text:p>
      <text:p text:style-name="P11">En las pruebas de cadena poner como valor limite la cadena vacía</text:p>
      <text:p text:style-name="P12">En las pruebas de rango falta probar la excepcion en Junit como prueba no valida</text:p>
      <text:p text:style-name="P1"/>
      <text:p text:style-name="P1"/>
      <text:p text:style-name="P1">- <text:span text:style-name="T1">PRUEBAS</text:span></text:p>
      <text:p text:style-name="P1"/>
      <text:p text:style-name="P1"/>
      <text:p text:style-name="P1">- <text:span text:style-name="T1">DIAGRAMA CASOS DE USO:</text:span></text:p>
      <text:p text:style-name="P10">Diferenciar entre enteros y decimales<text:span text:style-name="T8">(entre escribir numero y los tipos)</text:span></text:p>
      <text:p text:style-name="P11">En escribir booleano cambiar el extend de escribir numero a un extend de escribir ran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8:39:13.829000000</meta:creation-date>
    <dc:date>2018-12-03T11:02:55.665000000</dc:date>
    <meta:editing-duration>PT2H15M46S</meta:editing-duration>
    <meta:editing-cycles>10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16" meta:word-count="166" meta:character-count="956" meta:non-whitespace-character-count="806"/>
  </office:meta>
</office:document-meta>
</file>